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32aea" officeooo:paragraph-rsid="00232aea"/>
    </style:style>
    <style:style style:name="P2" style:family="paragraph" style:parent-style-name="Standard">
      <style:text-properties officeooo:rsid="00232aea" officeooo:paragraph-rsid="002345ea"/>
    </style:style>
    <style:style style:name="T1" style:family="text">
      <style:text-properties officeooo:rsid="002345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function(){</text:p>
      <text:p text:style-name="P1"><text:tab/>var $banner = document.querySelector(‘.banner’);</text:p>
      <text:p text:style-name="P1"><text:tab/>var $bannerBtn = document.querySelector(‘.banner_close’);</text:p>
      <text:p text:style-name="P1"/>
      <text:p text:style-name="P1"><text:tab/>$bannerBtn.addEventListener(‘click’, escondeBanner);</text:p>
      <text:p text:style-name="P1"/>
      <text:p text:style-name="P1"><text:tab/><text:span text:style-name="T1">var intervaloEsconde = null;</text:span></text:p>
      <text:p text:style-name="P1"/>
      <text:p text:style-name="P1"><text:tab/>function mostraBanner(){</text:p>
      <text:p text:style-name="P1"><text:tab/><text:tab/>$banner.style.display = ‘block’;</text:p>
      <text:p text:style-name="P2"><text:tab/><text:tab/><text:span text:style-name="T1">interfavloEsconde = </text:span>setTimeout(escondeBanner, <text:span text:style-name="T1">5</text:span>000);</text:p>
      <text:p text:style-name="P1"><text:tab/>}</text:p>
      <text:p text:style-name="P1"/>
      <text:p text:style-name="P1"><text:tab/>function escondeBanner(){</text:p>
      <text:p text:style-name="P1"><text:tab/><text:tab/>$bannerBtn.removeEventListener(‘click’, escondeBanner)</text:p>
      <text:p text:style-name="P1"><text:tab/><text:tab/>$banner.parentNode.removeChild($banner);</text:p>
      <text:p text:style-name="P1"/>
      <text:p text:style-name="P1"><text:tab/><text:tab/><text:span text:style-name="T1">clearTimeout(intervaloEsconde));</text:span></text:p>
      <text:p text:style-name="P1"><text:tab/>}</text:p>
      <text:p text:style-name="P1"/>
      <text:p text:style-name="P1"><text:tab/>setTimeout(mostraBanner, 5000);</text:p>
      <text:p text:style-name="P1"><text:tab/></text:p>
      <text:p text:style-name="P1"/>
      <text:p text:style-name="P1">})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0:10:23.301007340</meta:creation-date>
    <dc:date>2019-07-30T10:58:47.490965032</dc:date>
    <meta:editing-duration>PT53M6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5" meta:character-count="513" meta:non-whitespace-character-count="474"/>
  </office:meta>
</office:document-meta>
</file>